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1945in"/>
    </style:style>
    <style:style style:name="co14" style:family="table-column">
      <style:table-column-properties fo:break-before="auto" style:column-width="1.2102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0" style:family="table-cell" style:parent-style-name="Default" style:data-style-name="N0">
      <style:table-cell-properties fo:background-color="#00cc00" fo:border="none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6" style:family="table-cell" style:parent-style-name="Default" style:data-style-name="N100">
      <style:table-cell-properties fo:background-color="#00cc00" fo:border="none"/>
    </style:style>
    <style:style style:name="ce27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00cc00"/>
    </style:style>
    <style:style style:name="ce30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1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32" style:family="table-cell" style:parent-style-name="Default" style:data-style-name="N100"/>
    <style:style style:name="ce33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4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none" fo:border-top="0.0008in solid #000000"/>
    </style:style>
    <style:style style:name="ce38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21"/>
        <table:table-column table:style-name="co6" table:default-cell-style-name="ce2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2"/>
        <table:table-column table:style-name="co10" table:default-cell-style-name="ce1"/>
        <table:table-column table:style-name="co11" table:default-cell-style-name="ce32"/>
        <table:table-column table:style-name="co12" table:default-cell-style-name="ce1"/>
        <table:table-column table:style-name="co13" table:default-cell-style-name="ce1"/>
        <table:table-column table:style-name="co14" table:default-cell-style-name="ce32"/>
        <table:table-column table:style-name="co8" table:number-columns-repeated="576" table:default-cell-style-name="ce1"/>
        <table:table-column table:style-name="co15" table:number-columns-repeated="2" table:default-cell-style-name="ce1"/>
        <table:table-column table:style-name="co8" table:number-columns-repeated="3" table:default-cell-style-name="Default"/>
        <table:table-column table:style-name="co15" table:number-columns-repeated="2" table:default-cell-style-name="Default"/>
        <table:table-column table:style-name="co8" table:number-columns-repeated="417" table:default-cell-style-name="Default"/>
        <table:table-column table:style-name="co15" table:number-columns-repeated="2" table:default-cell-style-name="Default"/>
        <table:table-column table:style-name="co8" table:number-columns-repeated="3" table:default-cell-style-name="Default"/>
        <table:table-column table:style-name="co15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5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2" office:value-type="string">
            <text:p>use_rbf</text:p>
          </table:table-cell>
          <table:table-cell table:style-name="ce22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28" office:value-type="string">
            <text:p>difficulty</text:p>
          </table:table-cell>
          <table:table-cell table:style-name="ce28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2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2" office:value-type="string">
            <text:p>rbf_learning_rate</text:p>
          </table:table-cell>
          <table:table-cell table:style-name="ce2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2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0,0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4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0,0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4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0,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ce37" table:number-columns-repeated="52"/>
          <table:table-cell table:style-name="ce4" table:number-columns-repeated="525"/>
          <table:table-cell table:style-name="ce37" table:number-columns-repeated="428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9">
            <text:p>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0,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28"/>
        </table:table-row>
        <table:table-row table:style-name="ro1">
          <table:table-cell office:value-type="float" office:value="11">
            <text:p>1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12">
            <text:p>1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0,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ce38" table:number-columns-repeated="577"/>
          <table:table-cell table:style-name="ce37" table:number-columns-repeated="428"/>
        </table:table-row>
        <table:table-row table:style-name="ro1">
          <table:table-cell office:value-type="float" office:value="14">
            <text:p>1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0,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0,0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.1">
            <text:p>0.1</text:p>
          </table:table-cell>
          <table:table-cell table:style-name="ce38" table:number-columns-repeated="577"/>
          <table:table-cell table:style-name="ce37" table:number-columns-repeated="428"/>
        </table:table-row>
        <table:table-row table:style-name="ro1">
          <table:table-cell office:value-type="float" office:value="20">
            <text:p>20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0,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6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0,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6" office:value-type="string">
            <text:p>128</text:p>
          </table:table-cell>
          <table:table-cell table:style-name="ce36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0,0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9">
            <text:p>29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table:style-name="ce8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0,0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3">
            <text:p>33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0,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0,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0,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1">
            <text:p>4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0,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5">
            <text:p>4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0,0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33" office:value-type="string">
            <text:p>128</text:p>
          </table:table-cell>
          <table:table-cell table:style-name="ce35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4" office:value-type="float" office:value="49">
            <text:p>4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0,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6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50">
            <text:p>50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51">
            <text:p>51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29" office:value-type="string">
            <text:p>(-1,1)</text:p>
          </table:table-cell>
          <table:table-cell table:style-name="ce31" office:value-type="string">
            <text:p>(0,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-1,1)</text:p>
          </table:table-cell>
          <table:table-cell table:style-name="ce26" office:value-type="string">
            <text:p>128</text:p>
          </table:table-cell>
          <table:table-cell table:style-name="ce36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53">
            <text:p>53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54">
            <text:p>54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1,1)</text:p>
          </table:table-cell>
          <table:table-cell table:style-name="ce30" office:value-type="string">
            <text:p>(0,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1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5">01/15/2024</text:date>, <text:time>15:5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15T15:52:44</dc:date>
    <meta:editing-cycles>269</meta:editing-cycles>
    <meta:editing-duration>PT6H22M12S</meta:editing-duration>
    <meta:document-statistic meta:table-count="1" meta:cell-count="1050" meta:object-count="0"/>
  </office:meta>
</office:document-meta>
</file>